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o" svg:font-family="Courio"/>
    <style:font-face style:name="Couro" svg:font-family="Couro"/>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WenQuanYi Micro Hei Mono" svg:font-family="'WenQuanYi Micro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4">
      <style:paragraph-properties fo:line-height="0.2201in" fo:text-align="justify" style:justify-single-word="false"/>
      <style:text-properties style:font-name="Courier" officeooo:rsid="00210f00" officeooo:paragraph-rsid="00210f00"/>
    </style:style>
    <style:style style:name="P2" style:family="paragraph" style:parent-style-name="Standard" style:list-style-name="L4">
      <style:paragraph-properties fo:line-height="0.2201in" fo:text-align="justify" style:justify-single-word="false"/>
      <style:text-properties style:font-name="Courier" fo:font-style="italic" officeooo:paragraph-rsid="00221f3d" style:font-style-asian="italic" style:font-style-complex="italic"/>
    </style:style>
    <style:style style:name="P3" style:family="paragraph" style:parent-style-name="Standard" style:list-style-name="L4">
      <style:paragraph-properties fo:line-height="0.2201in" fo:text-align="justify" style:justify-single-word="false"/>
      <style:text-properties style:font-name="Courier" fo:font-style="italic" officeooo:paragraph-rsid="0022b7d2" style:font-style-asian="italic" style:font-style-complex="italic"/>
    </style:style>
    <style:style style:name="P4" style:family="paragraph" style:parent-style-name="Standard" style:list-style-name="L4">
      <style:paragraph-properties fo:line-height="0.2201in" fo:text-align="justify" style:justify-single-word="false"/>
      <style:text-properties style:font-name="Courier" fo:font-style="italic" officeooo:rsid="00210f00" officeooo:paragraph-rsid="00210f00" style:font-style-asian="italic" style:font-style-complex="italic"/>
    </style:style>
    <style:style style:name="P5" style:family="paragraph" style:parent-style-name="Standard" style:list-style-name="L4">
      <style:paragraph-properties fo:line-height="0.2201in"/>
      <style:text-properties style:font-name="Courier" fo:font-style="italic" officeooo:rsid="00210f00" style:font-style-asian="italic" style:font-style-complex="italic"/>
    </style:style>
    <style:style style:name="P6" style:family="paragraph" style:parent-style-name="Standard" style:list-style-name="L4">
      <style:paragraph-properties fo:line-height="0.2201in" fo:text-align="justify" style:justify-single-word="false"/>
      <style:text-properties style:font-name="Times New Roman" officeooo:rsid="00210f00" officeooo:paragraph-rsid="00210f00"/>
    </style:style>
    <style:style style:name="P7" style:family="paragraph" style:parent-style-name="Standard">
      <style:paragraph-properties fo:line-height="0.2201in" fo:text-align="justify" style:justify-single-word="false"/>
      <style:text-properties officeooo:paragraph-rsid="001eb736"/>
    </style:style>
    <style:style style:name="P8" style:family="paragraph" style:parent-style-name="Standard">
      <style:paragraph-properties fo:line-height="0.2201in" fo:text-align="justify" style:justify-single-word="false"/>
      <style:text-properties officeooo:paragraph-rsid="001fa659"/>
    </style:style>
    <style:style style:name="P9" style:family="paragraph" style:parent-style-name="Standard">
      <style:paragraph-properties fo:line-height="0.2201in" fo:text-align="justify" style:justify-single-word="false"/>
      <style:text-properties officeooo:paragraph-rsid="00210f00"/>
    </style:style>
    <style:style style:name="P10" style:family="paragraph" style:parent-style-name="Standard" style:list-style-name="L4">
      <style:paragraph-properties fo:line-height="0.2201in" fo:text-align="justify" style:justify-single-word="false"/>
      <style:text-properties officeooo:paragraph-rsid="00210f00"/>
    </style:style>
    <style:style style:name="P11" style:family="paragraph" style:parent-style-name="Standard" style:list-style-name="L4">
      <style:paragraph-properties fo:line-height="0.2201in" fo:text-align="justify" style:justify-single-word="false"/>
      <style:text-properties officeooo:paragraph-rsid="00221f3d"/>
    </style:style>
    <style:style style:name="P12" style:family="paragraph" style:parent-style-name="Standard" style:list-style-name="L4">
      <style:paragraph-properties fo:line-height="0.2201in" fo:text-align="justify" style:justify-single-word="false"/>
      <style:text-properties officeooo:paragraph-rsid="0022b7d2"/>
    </style:style>
    <style:style style:name="P13" style:family="paragraph" style:parent-style-name="Standard" style:list-style-name="L3">
      <style:paragraph-properties fo:line-height="0.2201in" fo:text-align="justify" style:justify-single-word="false"/>
      <style:text-properties officeooo:paragraph-rsid="00210f00"/>
    </style:style>
    <style:style style:name="P14" style:family="paragraph" style:parent-style-name="Standard" style:list-style-name="L2">
      <style:paragraph-properties fo:line-height="0.2201in" fo:text-align="justify" style:justify-single-word="false"/>
      <style:text-properties officeooo:paragraph-rsid="00210f00"/>
    </style:style>
    <style:style style:name="P15" style:family="paragraph" style:parent-style-name="Standard">
      <style:paragraph-properties fo:line-height="0.2201in" fo:text-align="justify" style:justify-single-word="false"/>
      <style:text-properties officeooo:paragraph-rsid="00221f3d"/>
    </style:style>
    <style:style style:name="P16" style:family="paragraph" style:parent-style-name="Standard">
      <style:paragraph-properties fo:line-height="0.2201in" fo:text-align="justify" style:justify-single-word="false"/>
      <style:text-properties officeooo:paragraph-rsid="0022b7d2"/>
    </style:style>
    <style:style style:name="P17" style:family="paragraph" style:parent-style-name="Standard">
      <style:paragraph-properties fo:line-height="0.2201in" fo:text-align="justify" style:justify-single-word="false"/>
      <style:text-properties fo:color="#c5000b" officeooo:paragraph-rsid="00210f00"/>
    </style:style>
    <style:style style:name="P18" style:family="paragraph" style:parent-style-name="Standard">
      <style:paragraph-properties fo:line-height="0.2201in" fo:text-align="justify" style:justify-single-word="false"/>
      <style:text-properties fo:color="#c5000b" officeooo:paragraph-rsid="001fa659"/>
    </style:style>
    <style:style style:name="P19" style:family="paragraph" style:parent-style-name="Standard">
      <style:paragraph-properties fo:line-height="0.2201in" fo:text-align="justify" style:justify-single-word="false"/>
      <style:text-properties fo:color="#000080" fo:font-style="italic" officeooo:paragraph-rsid="0022b7d2" style:font-style-asian="italic" style:font-style-complex="italic"/>
    </style:style>
    <style:style style:name="P20" style:family="paragraph" style:parent-style-name="Standard">
      <style:paragraph-properties fo:margin-left="0.4925in" fo:margin-right="0in" fo:line-height="0.2201in" fo:text-align="justify" style:justify-single-word="false" fo:text-indent="0in" style:auto-text-indent="false"/>
      <style:text-properties officeooo:paragraph-rsid="001fa659"/>
    </style:style>
    <style:style style:name="P21" style:family="paragraph" style:parent-style-name="Standard">
      <style:paragraph-properties fo:margin-left="0.4925in" fo:margin-right="0in" fo:line-height="0.2201in" fo:text-align="justify" style:justify-single-word="false" fo:text-indent="0in" style:auto-text-indent="false"/>
      <style:text-properties officeooo:paragraph-rsid="00210f00"/>
    </style:style>
    <style:style style:name="P22" style:family="paragraph" style:parent-style-name="Footnote">
      <style:text-properties officeooo:paragraph-rsid="0022b7d2"/>
    </style:style>
    <style:style style:name="T1" style:family="text">
      <style:text-properties officeooo:rsid="001eb736"/>
    </style:style>
    <style:style style:name="T2" style:family="text">
      <style:text-properties officeooo:rsid="001fa659"/>
    </style:style>
    <style:style style:name="T3" style:family="text">
      <style:text-properties officeooo:rsid="00210f00"/>
    </style:style>
    <style:style style:name="T4" style:family="text">
      <style:text-properties style:font-name="Courier"/>
    </style:style>
    <style:style style:name="T5" style:family="text">
      <style:text-properties style:font-name="Courier" officeooo:rsid="00210f00"/>
    </style:style>
    <style:style style:name="T6" style:family="text">
      <style:text-properties style:font-name="Courier" officeooo:rsid="00221f3d"/>
    </style:style>
    <style:style style:name="T7" style:family="text">
      <style:text-properties style:font-name="Courier" fo:font-weight="normal" officeooo:rsid="00221f3d" style:font-weight-asian="normal" style:font-weight-complex="normal"/>
    </style:style>
    <style:style style:name="T8" style:family="text">
      <style:text-properties style:font-name="Courier" fo:font-weight="normal" officeooo:rsid="0022b7d2" style:font-weight-asian="normal" style:font-weight-complex="normal"/>
    </style:style>
    <style:style style:name="T9" style:family="text">
      <style:text-properties style:font-name="Courier" fo:font-style="italic" officeooo:rsid="00221f3d" style:font-style-asian="italic" style:font-style-complex="italic"/>
    </style:style>
    <style:style style:name="T10" style:family="text">
      <style:text-properties style:font-name="Times New Roman"/>
    </style:style>
    <style:style style:name="T11" style:family="text">
      <style:text-properties style:font-name="Times New Roman" officeooo:rsid="00210f00"/>
    </style:style>
    <style:style style:name="T12" style:family="text">
      <style:text-properties style:font-name="Times New Roman" officeooo:rsid="0024ab9f"/>
    </style:style>
    <style:style style:name="T13" style:family="text">
      <style:text-properties officeooo:rsid="00221f3d"/>
    </style:style>
    <style:style style:name="T14" style:family="text">
      <style:text-properties fo:font-weight="normal" officeooo:rsid="00221f3d" style:font-weight-asian="normal" style:font-weight-complex="normal"/>
    </style:style>
    <style:style style:name="T15" style:family="text">
      <style:text-properties fo:font-weight="normal" officeooo:rsid="0022b7d2" style:font-weight-asian="normal" style:font-weight-complex="normal"/>
    </style:style>
    <style:style style:name="T16" style:family="text">
      <style:text-properties officeooo:rsid="0022b7d2"/>
    </style:style>
    <style:style style:name="T17" style:family="text">
      <style:text-properties fo:color="#0000ff" fo:font-size="14pt" officeooo:rsid="0022b7d2" style:font-size-asian="14pt" style:font-size-complex="14pt"/>
    </style:style>
    <style:style style:name="T18" style:family="text">
      <style:text-properties fo:color="#0000ff" fo:font-size="10.5pt" officeooo:rsid="0022b7d2" style:font-size-asian="10.5pt" style:font-size-complex="10.5pt"/>
    </style:style>
    <style:style style:name="T19" style:family="text">
      <style:text-properties fo:color="#c5000b" fo:font-size="14pt" fo:font-weight="bold" officeooo:rsid="001eb736" style:font-size-asian="14pt" style:font-weight-asian="bold" style:font-size-complex="14pt" style:font-weight-complex="bold"/>
    </style:style>
    <style:style style:name="T20" style:family="text">
      <style:text-properties fo:color="#c5000b" fo:font-size="14pt" fo:font-weight="bold" officeooo:rsid="001fa659" style:font-size-asian="14pt" style:font-weight-asian="bold" style:font-size-complex="14pt" style:font-weight-complex="bold"/>
    </style:style>
    <style:style style:name="T21" style:family="text">
      <style:text-properties fo:color="#c5000b" fo:font-weight="bold" officeooo:rsid="001eb736" style:font-weight-asian="bold" style:font-weight-complex="bold"/>
    </style:style>
    <style:style style:name="T22" style:family="text">
      <style:text-properties officeooo:rsid="00240300"/>
    </style:style>
    <style:style style:name="T23" style:family="text">
      <style:text-properties style:font-name="Couro" officeooo:rsid="00221f3d"/>
    </style:style>
    <style:style style:name="T24" style:family="text">
      <style:text-properties officeooo:rsid="0024ab9f"/>
    </style:style>
    <style:style style:name="T25" style:family="text">
      <style:text-properties fo:color="#546291" fo:font-size="14pt" fo:font-weight="bold" officeooo:rsid="001eb736" style:font-size-asian="14pt" style:font-weight-asian="bold" style:font-size-complex="14pt" style:font-weight-complex="bold"/>
    </style:style>
    <style:style style:name="T26" style:family="text">
      <style:text-properties fo:color="#546291" fo:font-size="14pt" fo:font-weight="bold" officeooo:rsid="001fa659" style:font-size-asian="14pt" style:font-weight-asian="bold" style:font-size-complex="14pt" style:font-weight-complex="bold"/>
    </style:style>
    <style:style style:name="T27" style:family="text">
      <style:text-properties fo:color="#546291" fo:font-weight="bold" officeooo:rsid="001eb736" style:font-weight-asian="bold" style:font-weight-complex="bold"/>
    </style:style>
    <style:style style:name="T28" style:family="text">
      <style:text-properties fo:color="#004586" fo:font-size="14pt" fo:font-weight="bold" officeooo:rsid="001eb736" style:font-size-asian="14pt" style:font-weight-asian="bold" style:font-size-complex="14pt" style:font-weight-complex="bold"/>
    </style:style>
    <style:style style:name="T29" style:family="text">
      <style:text-properties fo:color="#004586" fo:font-size="14pt" fo:font-weight="bold" officeooo:rsid="001fa659" style:font-size-asian="14pt" style:font-weight-asian="bold" style:font-size-complex="14pt" style:font-weight-complex="bold"/>
    </style:style>
    <style:style style:name="T30" style:family="text">
      <style:text-properties fo:color="#004586" fo:font-weight="bold" officeooo:rsid="001eb736"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This system is used to store and control different version of a program or a set of codes when a package is under developing. SCCS forms a library like framework in which the user can put any file related to the project. This functionality is quite worthwhile when people work in a team and sometimes a source code is </text:span><text:span text:style-name="T3">updated</text:span><text:span text:style-name="T2"> by several developers. SCCS prevents <text:s/>multiple programers works on the same source code at the same time. It also keep any previous version of the file to enable the developers to keep track of the revision flows.</text:span></text:p>
      <text:p text:style-name="P8"><text:span text:style-name="T2"/></text:p>
      <text:p text:style-name="P18"><text:span text:style-name="T2">The most important features of sccs are as following:</text:span></text:p>
      <text:p text:style-name="P20"><text:span text:style-name="T2">1) When the user is going to edit the </text:span><text:span text:style-name="T24">SCCS</text:span><text:span text:style-name="T2"> file, he/she has to check out the file form the sccs library. In that case, a writable version of the file will be provided for the user and the checked out file becomes unavailable to the other users.</text:span></text:p>
      <text:p text:style-name="P8"><text:span text:style-name="T2"/></text:p>
      <text:p text:style-name="P21"><text:span text:style-name="T3">2) When a file is check in to the </text:span><text:span text:style-name="T24">SCCS</text:span><text:span text:style-name="T3"> library, it is saved a new version of the existing file. The existing file will not be removed for possible future references. In the checking process, user will be ask to write up some general comments about the recent c on the file.</text:span></text:p>
      <text:p text:style-name="P9"><text:span text:style-name="T3"/></text:p>
      <text:p text:style-name="P21"><text:span text:style-name="T3">3) User is able to have access to all different version of a file and edit them and put them back into the </text:span><text:span text:style-name="T24">SCCS</text:span><text:span text:style-name="T3"> library.</text:span></text:p>
      <text:p text:style-name="P9"><text:span text:style-name="T3"/></text:p>
      <text:p text:style-name="P21"><text:span text:style-name="T3">4) The back history of each file is stored and available. Therefore, the user can track all changes on the files and how the source code is developed.</text:span></text:p>
      <text:p text:style-name="P9"><text:span text:style-name="T3"/></text:p>
      <text:p text:style-name="P21"><text:span text:style-name="T3">5) User(s) can always compare different version with each other to see what really has been changed from one version to another.</text:span></text:p>
      <text:p text:style-name="P7"><text:span text:style-name="T1"/></text:p>
      <text:p text:style-name="P17"><text:span text:style-name="T3">Basic commands:</text:span></text:p>
      <text:list xml:id="list2170555841" text:style-name="L4">
        <text:list-header>
          <text:p text:style-name="P6"><text:span text:style-name="T3">To test how </text:span><text:span text:style-name="T24">the SCCS</text:span><text:span text:style-name="T3"> works, first copy all of your project files into a folder called </text:span><text:span text:style-name="T4">myProject</text:span><text:span text:style-name="T3">. Then change the directory to </text:span><text:span text:style-name="T4">myProject</text:span><text:span text:style-name="T3">.</text:span></text:p>
        </text:list-header>
        <text:list-item>
          <text:p text:style-name="P10"><text:span text:style-name="T3">$</text:span><text:span text:style-name="T5"> pwd </text:span></text:p>
          <text:p text:style-name="P1">/home04/e/ehsan20/myProject</text:p>
        </text:list-item>
        <text:list-item>
          <text:p text:style-name="P10"><text:span text:style-name="T3">$ </text:span><text:span text:style-name="T5">ls </text:span></text:p>
          <text:p text:style-name="P5">HW06.c</text:p>
        </text:list-item>
      </text:list>
      <text:list xml:id="list969454963" text:style-name="L3">
        <text:list-header>
          <text:p text:style-name="P13"><text:span text:style-name="T3"/></text:p>
        </text:list-header>
      </text:list>
      <text:list xml:id="list1721356564" text:style-name="L2">
        <text:list-item>
          <text:p text:style-name="P14"><text:span text:style-name="T3">Creating an sccs library. Filename is <text:s/></text:span><text:span text:style-name="T5">HW06.c</text:span><text:span text:style-name="T3"> in my example.</text:span></text:p>
        </text:list-item>
      </text:list>
      <text:list xml:id="list1769266391" text:continue-list="list2170555841" text:style-name="L4">
        <text:list-header>
          <text:p text:style-name="P1"><text:span text:style-name="T3">$ sccs <text:s/>create </text:span>&lt;<text:span text:style-name="T3">filename</text:span>&gt;</text:p>
        </text:list-header>
      </text:list>
      <text:list xml:id="list1838996067" text:continue-list="list1721356564" text:style-name="L2">
        <text:list-item>
          <text:p text:style-name="P14"><text:span text:style-name="T3">$ ls</text:span></text:p>
        </text:list-item>
      </text:list>
      <text:list xml:id="list1995153835" text:continue-list="list1769266391" text:style-name="L4">
        <text:list-header>
          <text:p text:style-name="P4"><text:span text:style-name="T3">,HW06.c <text:s/>HW06.c <text:s text:c="2"/>SCCS</text:span></text:p>
          <text:p text:style-name="P10"><text:span text:style-name="T5">,HW06.c </text:span><text:span text:style-name="T11">is a writable copy of the original file and can be deleted from the library. </text:span><text:span text:style-name="T5">HW06.c</text:span><text:span text:style-name="T11"> is now read-only and cannot be modified unless it is check out from the library. </text:span><text:span text:style-name="T5">SCCS</text:span><text:span text:style-name="T11"> folder contains all extra information bout the existing files in this </text:span><text:span text:style-name="T12">SCCS</text:span><text:span text:style-name="T11"> library, their versions and all history information.</text:span></text:p>
        </text:list-header>
      </text:list>
      <text:p text:style-name="P9"><text:soft-page-break/><text:span text:style-name="T3"/></text:p>
      <text:list xml:id="list1537702821" text:continue-numbering="true" text:style-name="L4">
        <text:list-item>
          <text:p text:style-name="P11"><text:span text:style-name="T13">Checking out the file for reading. First go to the other directory outside of the created sccs library, in order to work with the files.</text:span></text:p>
          <text:p text:style-name="P11"><text:span text:style-name="T13">$ </text:span><text:span text:style-name="T6">ls</text:span></text:p>
          <text:p text:style-name="P2"><text:span text:style-name="T13">/home04/e/ehsan20</text:span></text:p>
          <text:p text:style-name="P11"><text:span text:style-name="T13">$ </text:span><text:span text:style-name="T6">sccs get myProject/HW06.c</text:span></text:p>
          <text:p text:style-name="P11"><text:span text:style-name="T13">This checks out the HW06.c just for reading. You can see this file in your current </text:span><text:span text:style-name="T22">folder.</text:span><text:span text:style-name="T13"> You can del</text:span><text:span text:style-name="T22">e</text:span><text:span text:style-name="T13">te it after you are done with this file and it doesn't affect your library</text:span></text:p>
        </text:list-item>
        <text:list-item>
          <text:p text:style-name="P11"><text:span text:style-name="T22">Getting </text:span><text:span text:style-name="T13">a file for editing.</text:span></text:p>
          <text:p text:style-name="P11"><text:span text:style-name="T13">$ </text:span><text:span text:style-name="T6">sccs get -e myProject/HW06.c</text:span></text:p>
          <text:p text:style-name="P11"><text:span text:style-name="T13">In this case the latest version of </text:span><text:span text:style-name="T6">HW06.c</text:span><text:span text:style-name="T13"> will be checked out from the library and is appeared in your current folder. It is editable and you must check it in again after you are done with editing. Once you are editing this file no other user can check out this file from the library. </text:span></text:p>
        </text:list-item>
        <text:list-item>
          <text:p text:style-name="P11"><text:span text:style-name="T13">Checking in the file.</text:span></text:p>
          <text:p text:style-name="P11"><text:span text:style-name="T13">$ </text:span><text:span text:style-name="T6">pwd</text:span></text:p>
          <text:p text:style-name="P11"><text:span text:style-name="T13"><text:s/></text:span><text:span text:style-name="T9">home04/e/ehsan20</text:span></text:p>
          <text:p text:style-name="P11"><text:span text:style-name="T13">$ </text:span><text:span text:style-name="T6">ls</text:span></text:p>
          <text:p text:style-name="P11"><text:span text:style-name="T13"><text:s/></text:span><text:span text:style-name="T9">HW06.c <text:s text:c="4"/>myProject</text:span></text:p>
          <text:p text:style-name="P11"><text:span text:style-name="T6">HW06.c</text:span><text:span text:style-name="T13"> is edited now and we are going to check it in </text:span><text:span text:style-name="T24">SCCS</text:span><text:span text:style-name="T13"> library in </text:span><text:span text:style-name="T6">myProject</text:span><text:span text:style-name="T13"> folder.</text:span></text:p>
          <text:p text:style-name="P11"><text:span text:style-name="T13">$ </text:span><text:span text:style-name="T6">sccs delta myProject/myProject</text:span></text:p>
          <text:p text:style-name="P11"><text:span text:style-name="T13">SCCS will move </text:span><text:span text:style-name="T6">HW06.c</text:span><text:span text:style-name="T13"> into the myProject </text:span><text:span text:style-name="T24">SCCS</text:span><text:span text:style-name="T13"> library after asking the user to enter the comment about the changes. The </text:span><text:span text:style-name="T6">HW06.c</text:span><text:span text:style-name="T13"> will be stored under v1.2 version. The original file is remained unchanged under the version number of v1.1.</text:span></text:p>
        </text:list-item>
      </text:list>
      <text:p text:style-name="P15"><text:span text:style-name="T13"/></text:p>
      <text:list xml:id="list1216730107" text:continue-numbering="true" text:style-name="L4">
        <text:list-item>
          <text:p text:style-name="P11"><text:span text:style-name="T13">Checking out a desired version of a file (see the below example)</text:span></text:p>
          <text:p text:style-name="P11"><text:span text:style-name="T13">$ </text:span><text:span text:style-name="T6">sccs get -e -r1.5 myProject/HW06.c</text:span></text:p>
          <text:p text:style-name="P11"><text:span text:style-name="T13">In this case, the version 1.5 of HW06.c will be checked out for editing.</text:span></text:p>
        </text:list-item>
      </text:list>
      <text:p text:style-name="P15"><text:span text:style-name="T13"/></text:p>
      <text:list xml:id="list1243415714" text:continue-numbering="true" text:style-name="L4">
        <text:list-item>
          <text:p text:style-name="P11"><text:span text:style-name="T13">See the recorded history of e</text:span><text:span text:style-name="T22">a</text:span><text:span text:style-name="T13">ch file in the library</text:span></text:p>
          <text:p text:style-name="P11"><text:span text:style-name="T13">$</text:span><text:span text:style-name="T14"> </text:span><text:span text:style-name="Strong_20_Emphasis"><text:span text:style-name="T7">sccs prt myProject/HW06.c</text:span></text:span></text:p>
          <text:p text:style-name="P11"><text:span text:style-name="T13">In this case a list of all versions and the users who have changed the file will be displayed on the screen.</text:span></text:p>
        </text:list-item>
      </text:list>
      <text:p text:style-name="P15"><text:span text:style-name="T13"/></text:p>
      <text:list xml:id="list1760641156" text:continue-numbering="true" text:style-name="L4">
        <text:list-item>
          <text:p text:style-name="P12"><text:span text:style-name="T16">To see the information about the files that are currently being edited you can use the following command:</text:span></text:p>
          <text:p text:style-name="P12"><text:span text:style-name="T15">$ </text:span><text:span text:style-name="Strong_20_Emphasis"><text:span text:style-name="T15"><text:s/></text:span></text:span><text:span text:style-name="Strong_20_Emphasis"><text:span text:style-name="T8">sccs info myProject/HW06.c</text:span></text:span></text:p>
          <text:p text:style-name="P3"><text:span text:style-name="T16">HW06.c: being edited: 1.3 1.4 ehsan20 13/10/14 16:00:49</text:span></text:p>
        </text:list-item>
      </text:list>
      <text:p text:style-name="P19"><text:span text:style-name="T16">For more information about the useful command and their functionalists you can see here</text:span><text:span text:style-name="T16"><text:note text:id="ftn1" text:note-class="footnote"><text:note-citation>1</text:note-citation><text:note-body><text:p text:style-name="P22"><text:span text:style-name="T16">http://unixhelp.ed.ac.uk/utilities1/sccs.html</text:span></text:p></text:note-body></text:note></text:span><text:span text:style-name="T16"> or Oracle SCCS page</text:span><text:span text:style-name="T16"><text:note text:id="ftn0" text:note-class="footnote"><text:note-citation>2</text:note-citation><text:note-body><text:p text:style-name="P22"><text:span text:style-name="T16">http://docs.oracle.com/cd/E19504-01/802-5880/6i9k05dhp/index.html</text:span></text:p></text:note-body></text:note></text:span><text:span text:style-name="T16"> or any other relevant online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o" svg:font-family="Courio"/>
    <style:font-face style:name="Couro" svg:font-family="Couro"/>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WenQuanYi Micro Hei Mono" svg:font-family="'WenQuanYi Micro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Micro Hei Mono" style:font-size-asian="10pt" style:font-name-complex="DejaVu Sans Mono" style:font-size-complex="10pt"/>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0.2201in" fo:text-align="justify" style:justify-single-word="false"/>
      <style:text-properties officeooo:paragraph-rsid="0022b7d2"/>
    </style:style>
    <style:style style:name="MT1" style:family="text">
      <style:text-properties fo:color="#004586" fo:font-size="14pt" fo:font-weight="bold" officeooo:rsid="001eb736" style:font-size-asian="14pt" style:font-weight-asian="bold" style:font-size-complex="14pt" style:font-weight-complex="bold"/>
    </style:style>
    <style:style style:name="MT2" style:family="text">
      <style:text-properties fo:color="#004586" fo:font-size="14pt" fo:font-weight="bold" officeooo:rsid="001fa659" style:font-size-asian="14pt" style:font-weight-asian="bold" style:font-size-complex="14pt" style:font-weight-complex="bold"/>
    </style:style>
    <style:style style:name="MT3" style:family="text">
      <style:text-properties fo:color="#004586" fo:font-weight="bold" officeooo:rsid="001eb736" style:font-weight-asian="bold" style:font-weight-complex="bold"/>
    </style:style>
    <style:style style:name="MT4" style:family="text">
      <style:text-properties fo:color="#c5000b" fo:font-weight="bold" officeooo:rsid="001eb736" style:font-weight-asian="bold" style:font-weight-complex="bold"/>
    </style:style>
    <style:style style:name="MT5" style:family="text">
      <style:text-properties fo:color="#0000ff" fo:font-size="14pt" officeooo:rsid="0022b7d2" style:font-size-asian="14pt" style:font-size-complex="14pt"/>
    </style:style>
    <style:style style:name="MT6" style:family="text">
      <style:text-properties fo:color="#0000ff" fo:font-size="10.5pt" officeooo:rsid="0022b7d2" style:font-size-asian="10.5pt" style:font-size-complex="10.5pt"/>
    </style:style>
    <style:page-layout style:name="Mpm1">
      <style:page-layout-properties fo:page-width="8.5in" fo:page-height="11in" style:num-format="1" style:print-orientation="portrait" fo:margin-top="0.5965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4161in" fo:margin-bottom="0.1965in"/>
      </style:header-style>
      <style:footer-style/>
    </style:page-layout>
  </office:automatic-styles>
  <office:master-styles>
    <style:master-page style:name="Standard" style:page-layout-name="Mpm1">
      <style:header>
        <text:p text:style-name="MP1"><text:span text:style-name="MT1">Source Control Control </text:span><text:span text:style-name="MT2">System</text:span><text:span text:style-name="MT1"> (SCCS)</text:span><text:span text:style-name="MT3"> …</text:span><text:span text:style-name="MT4"> </text:span><text:span text:style-name="MT5">by: Ehsan Kourkchi </text:span><text:span text:style-name="MT6">(ehsan20@hawaii.ed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0-14T14:55:20</meta:creation-date>
    <dc:date>2013-10-14T16:13:54</dc:date>
    <meta:editing-duration>PT57M9S</meta:editing-duration>
    <meta:editing-cycles>6</meta:editing-cycles>
    <meta:generator>LibreOffice/3.6$Linux_X86_64 LibreOffice_project/360m1$Build-304</meta:generator>
    <meta:document-statistic meta:table-count="0" meta:image-count="0" meta:object-count="0" meta:page-count="2" meta:paragraph-count="47" meta:word-count="759" meta:character-count="4164" meta:non-whitespace-character-count="3473"/>
  </office:meta>
</office:document-meta>
</file>